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textarea-horizontal-align="center" draw:textarea-vertical-align="top" fo:padding-top="0.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ahoma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Tahoma" style:font-style-name="Regular" style:font-family-generic="swiss" style:font-pitch="variable" fo:font-size="12pt" style:font-size-asian="18pt" style:font-size-complex="18pt"/>
    </style:style>
    <style:style style:name="P4" style:family="paragraph">
      <style:paragraph-properties fo:text-align="center"/>
      <style:text-properties fo:color="#000000" fo:font-family="Tahoma" style:font-style-name="Regular" style:font-family-generic="swiss" style:font-pitch="variable" fo:font-size="12pt" style:font-size-asian="18pt" style:font-size-complex="18pt"/>
    </style:style>
    <style:style style:name="P5" style:family="paragraph">
      <style:text-properties fo:font-family="Tahoma" style:font-style-name="Regular" style:font-family-generic="swiss" style:font-pitch="variable" fo:font-size="6pt" style:font-size-asian="10.5pt" style:font-size-complex="10.5pt"/>
    </style:style>
    <style:style style:name="P6" style:family="paragraph">
      <style:text-properties fo:font-family="Tahoma" style:font-style-name="Regular" style:font-family-generic="swiss" style:font-pitch="variable" fo:font-size="12pt" style:font-size-asian="18pt" style:font-size-complex="18pt"/>
    </style:style>
    <style:style style:name="P7" style:family="paragraph">
      <style:paragraph-properties fo:text-align="end"/>
      <style:text-properties fo:font-family="Tahoma" style:font-style-name="Regular" style:font-family-generic="swiss" style:font-pitch="variable" fo:font-size="12pt" style:font-size-asian="18pt" style:font-size-complex="18pt"/>
    </style:style>
    <style:style style:name="T1" style:family="text">
      <style:text-properties fo:font-family="Tahoma" style:font-family-generic="swiss" style:font-pitch="variable"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4" draw:layer="layout" svg:width="3.5cm" svg:height="2cm" svg:x="1cm" svg:y="21.5cm">
          <text:p text:style-name="P1"><text:span text:style-name="T1">Statistics serv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3" draw:id="id1" draw:layer="layout" svg:width="4.5cm" svg:height="2cm" svg:x="7.5cm" svg:y="14cm">
          <text:p text:style-name="P3">TA</text:p>
        </draw:rect>
        <draw:connector draw:style-name="gr3" draw:text-style-name="P4" draw:layer="layout" svg:x1="9.738cm" svg:y1="10.829cm" svg:x2="9.75cm" svg:y2="14cm" draw:end-shape="id1" svg:d="m9738 10829v1335h12v1836">
          <text:p/>
        </draw:connector>
        <draw:frame draw:style-name="gr4" draw:text-style-name="P5" draw:layer="layout" svg:width="4.5cm" svg:height="0.75cm" svg:x="8cm" svg:y="10.25cm">
          <draw:text-box>
            <text:p><text:span text:style-name="T2">Request for statistics</text:span></text:p>
          </draw:text-box>
        </draw:frame>
        <draw:g draw:id="id3">
          <draw:rect draw:style-name="gr5" draw:text-style-name="P3" draw:layer="layout" svg:width="5cm" svg:height="5cm" svg:x="15cm" svg:y="20cm">
            <text:p text:style-name="P3">Cache</text:p>
          </draw:rect>
          <draw:g>
            <draw:rect draw:style-name="gr2" draw:text-style-name="P3" draw:layer="layout" svg:width="4.5cm" svg:height="2cm" svg:x="15.2cm" svg:y="20.8cm">
              <text:p text:style-name="P3">Run-time cache</text:p>
            </draw:rect>
            <draw:rect draw:style-name="gr2" draw:text-style-name="P3" draw:layer="layout" svg:width="4.5cm" svg:height="2cm" svg:x="15.2cm" svg:y="22.8cm">
              <text:p text:style-name="P3">Permanent cache</text:p>
            </draw:rect>
          </draw:g>
        </draw:g>
        <draw:custom-shape draw:style-name="gr1" draw:text-style-name="P3" draw:id="id2" draw:layer="layout" svg:width="5.5cm" svg:height="4cm" svg:x="7cm" svg:y="17cm">
          <text:p text:style-name="P3">Is such statistics </text:p>
          <text:p text:style-name="P3">was already loaded from </text:p>
          <text:p text:style-name="P3">statistics serv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9.75cm" svg:y1="16cm" svg:x2="9.749cm" svg:y2="17cm" draw:start-shape="id1" draw:start-glue-point="2" draw:end-shape="id2" draw:end-glue-point="4" svg:d="m9750 16000-1 1000">
          <text:p/>
        </draw:connector>
        <draw:connector draw:style-name="gr3" draw:text-style-name="P3" draw:layer="layout" svg:x1="12.5cm" svg:y1="18.999cm" svg:x2="17.5cm" svg:y2="20cm" draw:start-shape="id2" draw:start-glue-point="7" draw:end-shape="id3" draw:end-glue-point="0" svg:d="m12500 18999h5000v1001">
          <text:p/>
        </draw:connector>
        <draw:connector draw:style-name="gr3" draw:text-style-name="P3" draw:layer="layout" svg:x1="7cm" svg:y1="18.999cm" svg:x2="2.749cm" svg:y2="21.5cm" draw:start-shape="id2" draw:start-glue-point="5" draw:end-shape="id4" draw:end-glue-point="5" svg:d="m7000 18999h-4251v2501">
          <text:p/>
        </draw:connector>
        <draw:frame draw:style-name="gr6" draw:text-style-name="P6" draw:layer="layout" svg:width="3.106cm" svg:height="1.097cm" svg:x="12.5cm" svg:y="17.903cm">
          <draw:text-box>
            <text:p text:style-name="P6"><text:span text:style-name="T3">Yes</text:span></text:p>
            <text:p text:style-name="P6"><text:span text:style-name="T3">(get from cache)</text:span></text:p>
          </draw:text-box>
        </draw:frame>
        <draw:frame draw:style-name="gr6" draw:text-style-name="P7" draw:layer="layout" svg:width="4.613cm" svg:height="1.097cm" svg:x="2.694cm" svg:y="17.903cm">
          <draw:text-box>
            <text:p text:style-name="P7"><text:span text:style-name="T3">No</text:span></text:p>
            <text:p text:style-name="P7"><text:span text:style-name="T3">(get from statistics serve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Olexandr Fuks</meta:initial-creator>
    <meta:creation-date>2013-05-07T17:17:01.59</meta:creation-date>
    <dc:date>2013-05-07T17:35:54.84</dc:date>
    <dc:creator>Olexandr Fuks</dc:creator>
    <meta:editing-duration>PT00H03M14S</meta:editing-duration>
    <meta:editing-cycles>1</meta:editing-cycles>
    <meta:document-statistic meta:object-count="15"/>
    <meta:generator>OpenOffice.org/3.1$Win32 OpenOffice.org_project/310m11$Build-9399</meta:generator>
  </office:meta>
</office:document-meta>
</file>